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63cm"/>
    </style:style>
    <style:style style:name="co2" style:family="table-column">
      <style:table-column-properties fo:break-before="auto" style:column-width="2.002cm"/>
    </style:style>
    <style:style style:name="co3" style:family="table-column">
      <style:table-column-properties fo:break-before="auto" style:column-width="1.58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Default"/>
        <table:table-row table:style-name="ro1">
          <table:table-cell office:value-type="string">
            <text:p>lambda_1</text:p>
          </table:table-cell>
          <table:table-cell office:value-type="string">
            <text:p>est_mu_st</text:p>
          </table:table-cell>
          <table:table-cell office:value-type="string">
            <text:p>delta</text:p>
          </table:table-cell>
          <table:table-cell table:number-columns-repeated="2"/>
        </table:table-row>
        <table:table-row table:style-name="ro1">
          <table:table-cell office:value-type="float" office:value="0.04">
            <text:p>0,04</text:p>
          </table:table-cell>
          <table:table-cell office:value-type="float" office:value="2357.14">
            <text:p>2357,14</text:p>
          </table:table-cell>
          <table:table-cell office:value-type="float" office:value="732.285">
            <text:p>732,285</text:p>
          </table:table-cell>
          <table:table-cell table:number-columns-repeated="2"/>
        </table:table-row>
        <table:table-row table:style-name="ro1">
          <table:table-cell office:value-type="float" office:value="0.0425">
            <text:p>0,0425</text:p>
          </table:table-cell>
          <table:table-cell office:value-type="float" office:value="3274.72">
            <text:p>3274,72</text:p>
          </table:table-cell>
          <table:table-cell office:value-type="float" office:value="1164.59">
            <text:p>1164,59</text:p>
          </table:table-cell>
          <table:table-cell/>
          <table:table-cell>
            <draw:frame table:end-cell-address="Arkusz1.P33" table:end-x="1.015cm" table:end-y="0.032cm" draw:z-index="0" draw:style-name="gr1" draw:text-style-name="P1" svg:width="25.132cm" svg:height="13.355cm" svg:x="0.722cm" svg:y="0.226cm">
              <draw:object draw:notify-on-update-of-ranges="Arkusz1.A1:Arkusz1.A1 Arkusz1.A2:Arkusz1.A17 Arkusz1.B1:Arkusz1.B1 Arkusz1.B2:Arkusz1.B17 Arkusz1.C2:Arkusz1.C17 Arkusz1.C2:Arkusz1.C1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.045">
            <text:p>0,045</text:p>
          </table:table-cell>
          <table:table-cell office:value-type="float" office:value="3619.46">
            <text:p>3619,46</text:p>
          </table:table-cell>
          <table:table-cell office:value-type="float" office:value="998.017">
            <text:p>998,017</text:p>
          </table:table-cell>
          <table:table-cell table:number-columns-repeated="2"/>
        </table:table-row>
        <table:table-row table:style-name="ro1">
          <table:table-cell office:value-type="float" office:value="0.0475">
            <text:p>0,0475</text:p>
          </table:table-cell>
          <table:table-cell office:value-type="float" office:value="4789.1">
            <text:p>4789,1</text:p>
          </table:table-cell>
          <table:table-cell office:value-type="float" office:value="2606.17">
            <text:p>2606,17</text:p>
          </table:table-cell>
          <table:table-cell table:number-columns-repeated="2"/>
        </table:table-row>
        <table:table-row table:style-name="ro1">
          <table:table-cell office:value-type="float" office:value="0.05">
            <text:p>0,05</text:p>
          </table:table-cell>
          <table:table-cell office:value-type="float" office:value="4770.65">
            <text:p>4770,65</text:p>
          </table:table-cell>
          <table:table-cell office:value-type="float" office:value="1379.96">
            <text:p>1379,96</text:p>
          </table:table-cell>
          <table:table-cell table:number-columns-repeated="2"/>
        </table:table-row>
        <table:table-row table:style-name="ro1">
          <table:table-cell office:value-type="float" office:value="0.0525">
            <text:p>0,0525</text:p>
          </table:table-cell>
          <table:table-cell office:value-type="float" office:value="6978.97">
            <text:p>6978,97</text:p>
          </table:table-cell>
          <table:table-cell office:value-type="float" office:value="4020">
            <text:p>4020</text:p>
          </table:table-cell>
          <table:table-cell table:number-columns-repeated="2"/>
        </table:table-row>
        <table:table-row table:style-name="ro1">
          <table:table-cell office:value-type="float" office:value="0.055">
            <text:p>0,055</text:p>
          </table:table-cell>
          <table:table-cell office:value-type="float" office:value="7111.01">
            <text:p>7111,01</text:p>
          </table:table-cell>
          <table:table-cell office:value-type="float" office:value="3038.95">
            <text:p>3038,95</text:p>
          </table:table-cell>
          <table:table-cell table:number-columns-repeated="2"/>
        </table:table-row>
        <table:table-row table:style-name="ro1">
          <table:table-cell office:value-type="float" office:value="0.0575">
            <text:p>0,0575</text:p>
          </table:table-cell>
          <table:table-cell office:value-type="float" office:value="10008.9">
            <text:p>10008,9</text:p>
          </table:table-cell>
          <table:table-cell office:value-type="float" office:value="4021.22">
            <text:p>4021,22</text:p>
          </table:table-cell>
          <table:table-cell table:number-columns-repeated="2"/>
        </table:table-row>
        <table:table-row table:style-name="ro1">
          <table:table-cell office:value-type="float" office:value="0.06">
            <text:p>0,06</text:p>
          </table:table-cell>
          <table:table-cell office:value-type="float" office:value="11608.8">
            <text:p>11608,8</text:p>
          </table:table-cell>
          <table:table-cell office:value-type="float" office:value="6871.89">
            <text:p>6871,89</text:p>
          </table:table-cell>
          <table:table-cell table:number-columns-repeated="2"/>
        </table:table-row>
        <table:table-row table:style-name="ro1">
          <table:table-cell office:value-type="float" office:value="0.0625">
            <text:p>0,0625</text:p>
          </table:table-cell>
          <table:table-cell office:value-type="float" office:value="16930.3">
            <text:p>16930,3</text:p>
          </table:table-cell>
          <table:table-cell office:value-type="float" office:value="10888">
            <text:p>10888</text:p>
          </table:table-cell>
          <table:table-cell table:number-columns-repeated="2"/>
        </table:table-row>
        <table:table-row table:style-name="ro1">
          <table:table-cell office:value-type="float" office:value="0.065">
            <text:p>0,065</text:p>
          </table:table-cell>
          <table:table-cell office:value-type="float" office:value="26968.7">
            <text:p>26968,7</text:p>
          </table:table-cell>
          <table:table-cell office:value-type="float" office:value="7807.05">
            <text:p>7807,05</text:p>
          </table:table-cell>
          <table:table-cell table:number-columns-repeated="2"/>
        </table:table-row>
        <table:table-row table:style-name="ro1">
          <table:table-cell office:value-type="float" office:value="0.0675">
            <text:p>0,0675</text:p>
          </table:table-cell>
          <table:table-cell office:value-type="float" office:value="36841.3">
            <text:p>36841,3</text:p>
          </table:table-cell>
          <table:table-cell office:value-type="float" office:value="20811">
            <text:p>20811</text:p>
          </table:table-cell>
          <table:table-cell table:number-columns-repeated="2"/>
        </table:table-row>
        <table:table-row table:style-name="ro1">
          <table:table-cell office:value-type="float" office:value="0.07">
            <text:p>0,07</text:p>
          </table:table-cell>
          <table:table-cell office:value-type="float" office:value="52095.5">
            <text:p>52095,5</text:p>
          </table:table-cell>
          <table:table-cell office:value-type="float" office:value="24657.8">
            <text:p>24657,8</text:p>
          </table:table-cell>
          <table:table-cell table:number-columns-repeated="2"/>
        </table:table-row>
        <table:table-row table:style-name="ro1">
          <table:table-cell office:value-type="float" office:value="0.0725">
            <text:p>0,0725</text:p>
          </table:table-cell>
          <table:table-cell office:value-type="float" office:value="48613.1">
            <text:p>48613,1</text:p>
          </table:table-cell>
          <table:table-cell office:value-type="float" office:value="13742.9">
            <text:p>13742,9</text:p>
          </table:table-cell>
          <table:table-cell table:number-columns-repeated="2"/>
        </table:table-row>
        <table:table-row table:style-name="ro1">
          <table:table-cell office:value-type="float" office:value="0.075">
            <text:p>0,075</text:p>
          </table:table-cell>
          <table:table-cell office:value-type="float" office:value="54781.3">
            <text:p>54781,3</text:p>
          </table:table-cell>
          <table:table-cell office:value-type="float" office:value="19604">
            <text:p>19604</text:p>
          </table:table-cell>
          <table:table-cell table:number-columns-repeated="2"/>
        </table:table-row>
        <table:table-row table:style-name="ro1">
          <table:table-cell office:value-type="float" office:value="0.0775">
            <text:p>0,0775</text:p>
          </table:table-cell>
          <table:table-cell office:value-type="float" office:value="64875.5">
            <text:p>64875,5</text:p>
          </table:table-cell>
          <table:table-cell office:value-type="float" office:value="20732">
            <text:p>20732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9">09.06.2015</text:date>, <text:time>09:30:1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9T09:30:16.55</dc:date>
    <dc:creator>mm mm</dc:creator>
    <meta:document-statistic meta:table-count="1" meta:cell-count="51" meta:object-count="1"/>
    <meta:generator>OpenOffice/4.1.1$Win32 OpenOffice.org_project/411m6$Build-977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 chart:error-upper-indicator="true" chart:error-lower-indicator="true" chart:error-category="cell-range" chart:error-upper-range="Arkusz1.C2:Arkusz1.C17" chart:error-lower-range="Arkusz1.C2:Arkusz1.C17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9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ell-range" chart:error-upper-range="Arkusz1.C2:Arkusz1.C17" chart:error-lower-range="Arkusz1.C2:Arkusz1.C17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category="cell-rang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133cm" svg:height="13.356cm" xlink:href=".." xlink:type="simple" chart:class="chart:line" chart:style-name="ch1">
        <chart:title svg:x="10.776cm" svg:y="0.403cm" chart:style-name="ch2">
          <text:p>Maksymalny czas</text:p>
        </chart:title>
        <chart:subtitle svg:x="11.609cm" svg:y="1.449cm" chart:style-name="ch3">
          <text:p>od lambdy</text:p>
        </chart:subtitle>
        <chart:legend chart:legend-position="end" svg:x="22.175cm" svg:y="6.366cm" style:legend-expansion="high" chart:style-name="ch4"/>
        <chart:plot-area chart:style-name="ch5" table:cell-range-address="Arkusz1.A1:Arkusz1.B17" chart:data-source-has-labels="both" svg:x="1.54cm" svg:y="2.666cm" svg:width="19.631cm" svg:height="9.415cm">
          <chartooo:coordinate-region svg:x="2.717cm" svg:y="2.878cm" svg:width="17.936cm" svg:height="8.53cm"/>
          <chart:axis chart:dimension="x" chart:name="primary-x" chart:style-name="ch6" chartooo:axis-type="auto">
            <chartooo:date-scale/>
            <chart:title svg:x="10.689cm" svg:y="12.349cm" chart:style-name="ch7">
              <text:p>Lambda</text:p>
            </chart:title>
            <chart:categories table:cell-range-address="Arkusz1.A2:Arkusz1.A17"/>
          </chart:axis>
          <chart:axis chart:dimension="y" chart:name="primary-y" chart:style-name="ch8">
            <chart:title svg:x="0.451cm" svg:y="8.687cm" chart:style-name="ch9">
              <text:p>Maksymalny czas</text:p>
            </chart:title>
            <chart:grid chart:style-name="ch10" chart:class="major"/>
          </chart:axis>
          <chart:series chart:style-name="ch11" chart:values-cell-range-address="Arkusz1.B2:Arkusz1.B17" chart:label-cell-address="Arkusz1.B1:Arkusz1.B1" chart:class="chart:line">
            <chart:error-indicator chart:style-name="ch12" chart:dimension="y"/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_mu_st</text:p>
                <draw:g>
                  <svg:desc>Arkusz1.B1:Arkusz1.B1</svg:desc>
                </draw:g>
              </table:table-cell>
              <table:table-cell office:value-type="string">
                <text:p>Kolumna C</text:p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float" office:value="0.04">
                <text:p>0</text:p>
                <draw:g>
                  <svg:desc>Arkusz1.A2:Arkusz1.A17</svg:desc>
                </draw:g>
              </table:table-cell>
              <table:table-cell office:value-type="float" office:value="2357.14">
                <text:p>2357.14</text:p>
                <draw:g>
                  <svg:desc>Arkusz1.B2:Arkusz1.B17</svg:desc>
                </draw:g>
              </table:table-cell>
              <table:table-cell office:value-type="float" office:value="732.285">
                <text:p>732.285</text:p>
                <draw:g>
                  <svg:desc>Arkusz1.C2:Arkusz1.C17</svg:desc>
                </draw:g>
              </table:table-cell>
              <table:table-cell office:value-type="float" office:value="732.285">
                <text:p>732.285</text:p>
                <draw:g>
                  <svg:desc>Arkusz1.C2:Arkusz1.C17</svg:desc>
                </draw:g>
              </table:table-cell>
            </table:table-row>
            <table:table-row>
              <table:table-cell office:value-type="float" office:value="0.0425">
                <text:p>0</text:p>
              </table:table-cell>
              <table:table-cell office:value-type="float" office:value="3274.72">
                <text:p>3274.72</text:p>
              </table:table-cell>
              <table:table-cell office:value-type="float" office:value="1164.59">
                <text:p>1164.59</text:p>
              </table:table-cell>
              <table:table-cell office:value-type="float" office:value="1164.59">
                <text:p>1164.59</text:p>
              </table:table-cell>
            </table:table-row>
            <table:table-row>
              <table:table-cell office:value-type="float" office:value="0.045">
                <text:p>0</text:p>
              </table:table-cell>
              <table:table-cell office:value-type="float" office:value="3619.46">
                <text:p>3619.46</text:p>
              </table:table-cell>
              <table:table-cell office:value-type="float" office:value="998.017">
                <text:p>998.017</text:p>
              </table:table-cell>
              <table:table-cell office:value-type="float" office:value="998.017">
                <text:p>998.017</text:p>
              </table:table-cell>
            </table:table-row>
            <table:table-row>
              <table:table-cell office:value-type="float" office:value="0.0475">
                <text:p>0</text:p>
              </table:table-cell>
              <table:table-cell office:value-type="float" office:value="4789.1">
                <text:p>4789.1</text:p>
              </table:table-cell>
              <table:table-cell office:value-type="float" office:value="2606.17">
                <text:p>2606.17</text:p>
              </table:table-cell>
              <table:table-cell office:value-type="float" office:value="2606.17">
                <text:p>2606.17</text:p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4770.65">
                <text:p>4770.65</text:p>
              </table:table-cell>
              <table:table-cell office:value-type="float" office:value="1379.96">
                <text:p>1379.96</text:p>
              </table:table-cell>
              <table:table-cell office:value-type="float" office:value="1379.96">
                <text:p>1379.96</text:p>
              </table:table-cell>
            </table:table-row>
            <table:table-row>
              <table:table-cell office:value-type="float" office:value="0.0525">
                <text:p>0</text:p>
              </table:table-cell>
              <table:table-cell office:value-type="float" office:value="6978.97">
                <text:p>6978.97</text:p>
              </table:table-cell>
              <table:table-cell office:value-type="float" office:value="4020">
                <text:p>4020</text:p>
              </table:table-cell>
              <table:table-cell office:value-type="float" office:value="4020">
                <text:p>4020</text:p>
              </table:table-cell>
            </table:table-row>
            <table:table-row>
              <table:table-cell office:value-type="float" office:value="0.055">
                <text:p>0</text:p>
              </table:table-cell>
              <table:table-cell office:value-type="float" office:value="7111.01">
                <text:p>7111.01</text:p>
              </table:table-cell>
              <table:table-cell office:value-type="float" office:value="3038.95">
                <text:p>3038.95</text:p>
              </table:table-cell>
              <table:table-cell office:value-type="float" office:value="3038.95">
                <text:p>3038.95</text:p>
              </table:table-cell>
            </table:table-row>
            <table:table-row>
              <table:table-cell office:value-type="float" office:value="0.0575">
                <text:p>0</text:p>
              </table:table-cell>
              <table:table-cell office:value-type="float" office:value="10008.9">
                <text:p>10008.9</text:p>
              </table:table-cell>
              <table:table-cell office:value-type="float" office:value="4021.22">
                <text:p>4021.22</text:p>
              </table:table-cell>
              <table:table-cell office:value-type="float" office:value="4021.22">
                <text:p>4021.22</text:p>
              </table:table-cell>
            </table:table-row>
            <table:table-row>
              <table:table-cell office:value-type="float" office:value="0.06">
                <text:p>0</text:p>
              </table:table-cell>
              <table:table-cell office:value-type="float" office:value="11608.8">
                <text:p>11608.8</text:p>
              </table:table-cell>
              <table:table-cell office:value-type="float" office:value="6871.89">
                <text:p>6871.89</text:p>
              </table:table-cell>
              <table:table-cell office:value-type="float" office:value="6871.89">
                <text:p>6871.89</text:p>
              </table:table-cell>
            </table:table-row>
            <table:table-row>
              <table:table-cell office:value-type="float" office:value="0.0625">
                <text:p>0</text:p>
              </table:table-cell>
              <table:table-cell office:value-type="float" office:value="16930.3">
                <text:p>16930.3</text:p>
              </table:table-cell>
              <table:table-cell office:value-type="float" office:value="10888">
                <text:p>10888</text:p>
              </table:table-cell>
              <table:table-cell office:value-type="float" office:value="10888">
                <text:p>10888</text:p>
              </table:table-cell>
            </table:table-row>
            <table:table-row>
              <table:table-cell office:value-type="float" office:value="0.065">
                <text:p>0</text:p>
              </table:table-cell>
              <table:table-cell office:value-type="float" office:value="26968.7">
                <text:p>26968.7</text:p>
              </table:table-cell>
              <table:table-cell office:value-type="float" office:value="7807.05">
                <text:p>7807.05</text:p>
              </table:table-cell>
              <table:table-cell office:value-type="float" office:value="7807.05">
                <text:p>7807.05</text:p>
              </table:table-cell>
            </table:table-row>
            <table:table-row>
              <table:table-cell office:value-type="float" office:value="0.0675">
                <text:p>0</text:p>
              </table:table-cell>
              <table:table-cell office:value-type="float" office:value="36841.3">
                <text:p>36841.3</text:p>
              </table:table-cell>
              <table:table-cell office:value-type="float" office:value="20811">
                <text:p>20811</text:p>
              </table:table-cell>
              <table:table-cell office:value-type="float" office:value="20811">
                <text:p>20811</text:p>
              </table:table-cell>
            </table:table-row>
            <table:table-row>
              <table:table-cell office:value-type="float" office:value="0.07">
                <text:p>0</text:p>
              </table:table-cell>
              <table:table-cell office:value-type="float" office:value="52095.5">
                <text:p>52095.5</text:p>
              </table:table-cell>
              <table:table-cell office:value-type="float" office:value="24657.8">
                <text:p>24657.8</text:p>
              </table:table-cell>
              <table:table-cell office:value-type="float" office:value="24657.8">
                <text:p>24657.8</text:p>
              </table:table-cell>
            </table:table-row>
            <table:table-row>
              <table:table-cell office:value-type="float" office:value="0.0725">
                <text:p>0</text:p>
              </table:table-cell>
              <table:table-cell office:value-type="float" office:value="48613.1">
                <text:p>48613.1</text:p>
              </table:table-cell>
              <table:table-cell office:value-type="float" office:value="13742.9">
                <text:p>13742.9</text:p>
              </table:table-cell>
              <table:table-cell office:value-type="float" office:value="13742.9">
                <text:p>13742.9</text:p>
              </table:table-cell>
            </table:table-row>
            <table:table-row>
              <table:table-cell office:value-type="float" office:value="0.075">
                <text:p>0</text:p>
              </table:table-cell>
              <table:table-cell office:value-type="float" office:value="54781.3">
                <text:p>54781.3</text:p>
              </table:table-cell>
              <table:table-cell office:value-type="float" office:value="19604">
                <text:p>19604</text:p>
              </table:table-cell>
              <table:table-cell office:value-type="float" office:value="19604">
                <text:p>19604</text:p>
              </table:table-cell>
            </table:table-row>
            <table:table-row>
              <table:table-cell office:value-type="float" office:value="0.0775">
                <text:p>0</text:p>
              </table:table-cell>
              <table:table-cell office:value-type="float" office:value="64875.5">
                <text:p>64875.5</text:p>
              </table:table-cell>
              <table:table-cell office:value-type="float" office:value="20732">
                <text:p>20732</text:p>
              </table:table-cell>
              <table:table-cell office:value-type="float" office:value="20732">
                <text:p>207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